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5a7" officeooo:paragraph-rsid="001da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D NOT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9:44:56.801000000</meta:creation-date>
    <dc:date>2025-03-02T19:48:25.274000000</dc:date>
    <meta:editing-duration>PT3M29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24.2.5.2$Windows_X86_64 LibreOffice_project/bffef4ea93e59bebbeaf7f431bb02b1a39ee8a59</meta:generator>
  </office:meta>
</office:document-meta>
</file>